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-complex="Arial"/>
    </style:style>
    <style:style style:name="P14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5">
      <style:text-properties style:font-name-complex="Arial"/>
    </style:style>
    <style:style style:name="P17" style:family="paragraph" style:parent-style-name="Text_20_body" style:list-style-name="L6">
      <style:text-properties style:font-name-complex="Arial"/>
    </style:style>
    <style:style style:name="P18" style:family="paragraph" style:parent-style-name="Text_20_body" style:list-style-name="L7">
      <style:text-properties style:font-name-complex="Arial"/>
    </style:style>
    <style:style style:name="P19" style:family="paragraph" style:parent-style-name="Text_20_body" style:list-style-name="L2">
      <style:paragraph-properties fo:margin-top="0.199cm" fo:margin-bottom="0.199cm"/>
    </style:style>
    <style:style style:name="P20" style:family="paragraph" style:parent-style-name="Text_20_body" style:list-style-name="L3">
      <style:paragraph-properties fo:margin-top="0.199cm" fo:margin-bottom="0.199cm"/>
    </style:style>
    <style:style style:name="P21" style:family="paragraph" style:parent-style-name="Text_20_body" style:list-style-name="L4">
      <style:paragraph-properties fo:margin-top="0.199cm" fo:margin-bottom="0.199cm"/>
    </style:style>
    <style:style style:name="P22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Mante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Prato</text:p>
      <text:h text:style-name="P22" text:outline-level="1">Breve Descrição</text:h>
      <text:p text:style-name="Text_20_body">Este caso de uso permite realizar todas as operação de manipulação sobre o pratos (cadastrados ou não) no sistema. </text:p>
      <text:h text:style-name="P22" text:outline-level="1">Referências </text:h>
      <text:p text:style-name="Text_20_body">Não há.</text:p>
      <text:h text:style-name="P22" text:outline-level="1">Atores</text:h>
      <text:p text:style-name="Text_20_body">Administrador</text:p>
      <text:h text:style-name="P22" text:outline-level="1">Pré-condições</text:h>
      <text:list xml:id="list36205370" text:style-name="L1">
        <text:list-item>
          <text:p text:style-name="P15">Ter efetuado login no sistema.</text:p>
        </text:list-item>
      </text:list>
      <text:h text:style-name="P22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36205604" text:style-name="L2">
        <text:list-item>
          <text:list>
            <text:list-item>
              <text:list>
                <text:list-item>
                  <text:p text:style-name="P19">O administrador seleciona o estabelecimento na qual deseja efetuar o cadastro.</text:p>
                </text:list-item>
                <text:list-item>
                  <text:p text:style-name="P19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Visualizar</text:p>
      <text:p text:style-name="Text_20_body"><text:soft-page-break/>No primeiro passo do fluxo básico.</text:p>
      <text:list xml:id="list36205860" text:style-name="L3">
        <text:list-item>
          <text:list>
            <text:list-item>
              <text:list>
                <text:list-item>
                  <text:p text:style-name="P20">O administrador seleciona um linha na grade de visualização referente ao prato, já cadastrado na base de dados, que o mesmo deseja visualizar.</text:p>
                </text:list-item>
                <text:list-item>
                  <text:p text:style-name="P20">O administrador seleciona a opção Visualizar.</text:p>
                </text:list-item>
                <text:list-item>
                  <text:p text:style-name="P20">O sistema exibe no mesmo formulário de cadastros todos os campos preenchidos referentes ao prato escolhido.</text:p>
                </text:list-item>
                <text:list-item>
                  <text:p text:style-name="P20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Incluir</text:p>
      <text:p text:style-name="P6"><text:tab/>No primeiro passo do fluxo básico:</text:p>
      <text:list xml:id="list36190166" text:style-name="L4">
        <text:list-item>
          <text:p text:style-name="P21">O administrador seleciona a opção Incluir do formulário de cadastro.</text:p>
        </text:list-item>
        <text:list-item>
          <text:p text:style-name="P21">O sistema desbloqueia todos os campos do formulário para que os dados sejam inseridos.</text:p>
        </text:list-item>
        <text:list-item>
          <text:p text:style-name="P21">O administrador informa os dados a serem cadastrados.</text:p>
        </text:list-item>
        <text:list-item>
          <text:p text:style-name="P21">O administrador seleciona novamente a opção Incluir.</text:p>
        </text:list-item>
        <text:list-item>
          <text:p text:style-name="P21">O sistema valida os dados e verifica se há algum prato já cadastrado com os dados informados pelo administrador, conforme a regra de negócio.</text:p>
        </text:list-item>
        <text:list-item>
          <text:p text:style-name="P21">O sistema inclui os dados do prato na base de dados e retorna a seguinte mensagem “Prato Cadastrado com Sucesso!”.</text:p>
        </text:list-item>
        <text:list-item>
          <text:p text:style-name="P21">O sistema retorna ao segundo passo do fluxo básico.</text:p>
        </text:list-item>
      </text:list>
      <text:p text:style-name="P6"><text:tab/></text:p>
      <text:p text:style-name="P6"><text:tab/>A3 - Consultar</text:p>
      <text:p text:style-name="P13">No primeiro passo do fluxo básico:</text:p>
      <text:list xml:id="list36203483" text:style-name="L5">
        <text:list-item>
          <text:p text:style-name="P16">O administrador seleciona a opção Consultar do formulário de cadastro.</text:p>
        </text:list-item>
        <text:list-item>
          <text:p text:style-name="P16">O sistema desbloqueia os campos do formulário para efetuar a busca.</text:p>
        </text:list-item>
        <text:list-item>
          <text:p text:style-name="P16">O administrador escolhe um determinado campo (Nome, Descrição, Tamanho, Valor, Foto ou Cardápio) do formulário para efetuar a busca.</text:p>
        </text:list-item>
        <text:list-item>
          <text:p text:style-name="P16">O administrador informa os valores dos dados para efetuar a busca.</text:p>
        </text:list-item>
        <text:list-item>
          <text:p text:style-name="P16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6">O administrador escolhe a linha da grade de visualização referente ao prato que está buscando.</text:p>
        </text:list-item>
        <text:list-item>
          <text:p text:style-name="P16">O sistema exibe e preenche os campos do formulário de cadastro referente ao prato consultado pelo administrador.</text:p>
        </text:list-item>
        <text:list-item>
          <text:p text:style-name="P16">O sistema retorna ao segundo passo do fluxo básico.</text:p>
        </text:list-item>
      </text:list>
      <text:p text:style-name="P13"><text:soft-page-break/></text:p>
      <text:p text:style-name="P13">A4 – Atualizar</text:p>
      <text:p text:style-name="P13">No primeiro passo do fluxo básico:</text:p>
      <text:list xml:id="list36189163" text:style-name="L6">
        <text:list-item>
          <text:p text:style-name="P17">O administrador seleciona uma linha na grade de visualização referente ao prato que deseja efetuar a atualização. </text:p>
        </text:list-item>
        <text:list-item>
          <text:p text:style-name="P17">O administrador seleciona a opção Visualizar.</text:p>
        </text:list-item>
        <text:list-item>
          <text:p text:style-name="P17">O sistema exibe no mesmo formulário de cadastros todos os campos preenchidos referentes ao prato escolhido.</text:p>
        </text:list-item>
        <text:list-item>
          <text:p text:style-name="P17">O administrador seleciona a opção Atualizar.</text:p>
        </text:list-item>
        <text:list-item>
          <text:p text:style-name="P17">O sistema desbloqueia todos os campos do formulário para que as alterações sejam feitas.</text:p>
        </text:list-item>
        <text:list-item>
          <text:p text:style-name="P17">O administrador efetua as alterações.</text:p>
        </text:list-item>
        <text:list-item>
          <text:p text:style-name="P17"><text:s/>O administrador seleciona novamente a opção Atualizar.</text:p>
        </text:list-item>
        <text:list-item>
          <text:p text:style-name="P17">O sistema valida os valores dos dados informados pelo administrador.</text:p>
        </text:list-item>
        <text:list-item>
          <text:p text:style-name="P17">O sistema altera os dados do prato modificados pelo administrador na base de dados e retorna a seguinte mensagem “Atualização realizada com sucesso!”.</text:p>
        </text:list-item>
        <text:list-item>
          <text:p text:style-name="P17">O sistema retorna ao segundo passo do fluxo básico.</text:p>
        </text:list-item>
      </text:list>
      <text:p text:style-name="P7"><text:tab/>A5 – Excluir</text:p>
      <text:p text:style-name="P7"><text:tab/>No primeiro passo do fluxo básico:</text:p>
      <text:list xml:id="list36202004" text:style-name="L7">
        <text:list-item>
          <text:p text:style-name="P18">O administrador seleciona uma linha na grade de visualização referente ao prato que deseja excluir.</text:p>
        </text:list-item>
        <text:list-item>
          <text:p text:style-name="P18">O administrador seleciona a opção Excluir.</text:p>
        </text:list-item>
        <text:list-item>
          <text:p text:style-name="P18">O sistema valida a exclusão.</text:p>
        </text:list-item>
        <text:list-item>
          <text:p text:style-name="P18">O sistema exclui o prato e seus atributos da base de dados e retorna a seguinte mensagem “Prato Excluído!”.</text:p>
        </text:list-item>
        <text:list-item>
          <text:p text:style-name="P18">O sistema retor ao segundo passo do fluxo básico.<text:tab/></text:p>
        </text:list-item>
      </text:list>
      <text:h text:style-name="P22" text:outline-level="1">Pontos de Extensão</text:h>
      <text:p text:style-name="Text_20_body">Não há.</text:p>
      <text:h text:style-name="P22" text:outline-level="1">Casos de Uso Incluídos</text:h>
      <text:p text:style-name="Text_20_body">Não há.</text:p>
      <text:h text:style-name="P22" text:outline-level="1"><text:soft-page-break/>Pós-Condições</text:h>
      <text:p text:style-name="Text_20_body">Não há.</text:p>
      <text:h text:style-name="P22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16:09:55.85</dc:date>
    <meta:editing-cycles>23</meta:editing-cycles>
    <meta:editing-duration>PT01H04M50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4" meta:paragraph-count="83" meta:word-count="723" meta:character-count="4276"/>
    <meta:user-defined meta:name="ReqProMenus" meta:value-type="boolean">false</meta:user-defined>
  </office:meta>
</office:document-meta>
</file>